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cfd6b" officeooo:paragraph-rsid="000cfd6b"/>
    </style:style>
    <style:style style:name="P2" style:family="paragraph" style:parent-style-name="Standard">
      <style:text-properties officeooo:paragraph-rsid="000cfd6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cfd6b" officeooo:paragraph-rsid="000cfd6b" style:font-weight-asian="bold" style:font-weight-complex="bold"/>
    </style:style>
    <style:style style:name="P4" style:family="paragraph" style:parent-style-name="Standard">
      <style:text-properties officeooo:rsid="000d8f56" officeooo:paragraph-rsid="000d8f56"/>
    </style:style>
    <style:style style:name="P5" style:family="paragraph" style:parent-style-name="Standard">
      <style:text-properties officeooo:rsid="000e011b" officeooo:paragraph-rsid="000e011b"/>
    </style:style>
    <style:style style:name="P6" style:family="paragraph" style:parent-style-name="Standard">
      <style:text-properties officeooo:rsid="000e0a1e" officeooo:paragraph-rsid="000e0a1e"/>
    </style:style>
    <style:style style:name="P7" style:family="paragraph" style:parent-style-name="Standard">
      <style:text-properties officeooo:rsid="000e83f7" officeooo:paragraph-rsid="000e83f7"/>
    </style:style>
    <style:style style:name="P8" style:family="paragraph" style:parent-style-name="Standard">
      <style:text-properties officeooo:rsid="000e011b" officeooo:paragraph-rsid="000e011b"/>
    </style:style>
    <style:style style:name="T1" style:family="text">
      <style:text-properties officeooo:rsid="000cfd6b"/>
    </style:style>
    <style:style style:name="T2" style:family="text">
      <style:text-properties fo:font-variant="normal" fo:text-transform="none" fo:color="#474747" style:font-name="DejaVu Serif" fo:font-size="10.5pt" fo:letter-spacing="normal" fo:font-style="normal" fo:font-weight="normal"/>
    </style:style>
    <style:style style:name="T3" style:family="text">
      <style:text-properties officeooo:rsid="000ef942"/>
    </style:style>
    <style:style style:name="T4" style:family="text">
      <style:text-properties officeooo:rsid="00102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EE</text:p>
      <text:p text:style-name="P2"/>
      <text:p text:style-name="P2"><text:span text:style-name="T1">4.2.2 </text:span>Donner une interface locale explicite permet de choisir les méthodes exposées aux clients.</text:p>
      <text:p text:style-name="P1">4.2.3 Eclipse génère l'interface tout seul on ne va pas s'en priver</text:p>
      <text:p text:style-name="P1">4.2.4 BusinessControllRemote est la partie mé<text:span text:style-name="T3">ti</text:span>er de l'application, elle permet un accès au modèle</text:p>
      <text:p text:style-name="P1">4.2.5 L'interface Remote est la li<text:span text:style-name="T3">s</text:span>te des méthodes donné<text:span text:style-name="T3">es</text:span> par le service</text:p>
      <text:p text:style-name="P1">4.2.6 L'interface Local est la liste des méthode<text:span text:style-name="T3">s</text:span> disponible<text:span text:style-name="T3">s</text:span> au client</text:p>
      <text:p text:style-name="P1"/>
      <text:p text:style-name="P2"><text:span text:style-name="T1">4.2.8 </text:span>Stateless (sans état): peut traiter plusieurs clients successivement pendant la durée de la session</text:p>
      <text:p text:style-name="P2"/>
      <text:p text:style-name="P2"><text:span text:style-name="T1">4.2.9 </text:span><text:span text:style-name="T2">Designates that a session bean exposes a no-interface view.</text:span></text:p>
      <text:p text:style-name="P2"/>
      <text:p text:style-name="P4">4.2.10 @Inject permet l'injection du context<text:span text:style-name="T4">e</text:span> dans la méthode</text:p>
      <text:p text:style-name="P4"/>
      <text:p text:style-name="P4">4.2.11 @Ressource permet d'injecter une ressource (jms,queue,topic)</text:p>
      <text:p text:style-name="P4"/>
      <text:p text:style-name="P5">4.2.12 Queue est point à point alors que Topic a une liste d'abonné<text:span text:style-name="T4">s</text:span></text:p>
      <text:p text:style-name="P5">La Queue à un seul client , Topic peut avoir plusieur lecteurs</text:p>
      <text:p text:style-name="P5"/>
      <text:p text:style-name="P5">4.4.2 Les objets de la servlet son local<text:span text:style-name="T3">es</text:span></text:p>
      <text:p text:style-name="P5">4.4.3 Ajouter les projets dépendants dans le build path</text:p>
      <text:p text:style-name="P5"/>
      <text:p text:style-name="P5">5.1.1 Le client est la base de données </text:p>
      <text:p text:style-name="P6">5.1.2 Un EJB message driven est un module qui permet de comuniquer avec la base de données.</text:p>
      <text:p text:style-name="P6"/>
      <text:p text:style-name="P6"/>
      <text:p text:style-name="P7">EAR : regroupe les 3 briques du code.</text:p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, Georgia, 'Times New Roman', Times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27M2S</meta:editing-duration>
    <meta:editing-cycles>7</meta:editing-cycles>
    <meta:generator>LibreOffice/4.2.8.2$Linux_X86_64 LibreOffice_project/420m0$Build-2</meta:generator>
    <dc:date>2015-12-09T11:59:53.171651231</dc:date>
    <meta:document-statistic meta:table-count="0" meta:image-count="0" meta:object-count="0" meta:page-count="1" meta:paragraph-count="17" meta:word-count="180" meta:character-count="1100" meta:non-whitespace-character-count="936"/>
    <meta:user-defined meta:name="Info 1"/>
    <meta:user-defined meta:name="Info 2"/>
    <meta:user-defined meta:name="Info 3"/>
    <meta:user-defined meta:name="Info 4"/>
  </office:meta>
</office:document-meta>
</file>